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 hne1" svg:font-family="'S hne', ui-sans-serif, system-ui, apple-system, 'Segoe UI', Roboto, Ubuntu, Cantarell, 'Noto Sans', sans-serif, 'Helvetica Neue', Arial, 'Apple Color Emoji', 'Segoe UI Emoji', 'Segoe UI Symbol', 'Noto Color Emoji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36c7" officeooo:paragraph-rsid="000636c7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636c7" officeooo:paragraph-rsid="000636c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15pt" fo:font-weight="bold" officeooo:rsid="000636c7" officeooo:paragraph-rsid="000636c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c7f5" officeooo:paragraph-rsid="0006c7f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d1ed" officeooo:paragraph-rsid="0006d1e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36c7" officeooo:paragraph-rsid="0006c7f5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c7f5" officeooo:paragraph-rsid="0006c7f5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d1ed" officeooo:paragraph-rsid="0006d1ed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832d6" officeooo:paragraph-rsid="000eb5d2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150354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120276" officeooo:paragraph-rsid="00120276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cd36f" officeooo:paragraph-rsid="000cd3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832d6" officeooo:paragraph-rsid="0006d1ed" fo:background-color="transparent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b5414" officeooo:paragraph-rsid="000b5414" fo:background-color="transparent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cd36f" officeooo:paragraph-rsid="000cd36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italic" fo:font-weight="normal" officeooo:rsid="000b5414" officeooo:paragraph-rsid="000b541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 officeooo:rsid="0006c7f5" officeooo:paragraph-rsid="0006c7f5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 officeooo:rsid="0006c7f5" officeooo:paragraph-rsid="0006d1ed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style="normal" fo:font-weight="normal" officeooo:rsid="000b5414" officeooo:paragraph-rsid="000cd36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 hne1" fo:letter-spacing="normal" fo:font-style="normal" fo:font-weight="normal" officeooo:rsid="000cd36f" officeooo:paragraph-rsid="000cd36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0b5414" officeooo:paragraph-rsid="00194fb2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b559e" officeooo:paragraph-rsid="001b559e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c5222" officeooo:paragraph-rsid="001c5222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Arial" fo:font-size="15pt" fo:letter-spacing="normal" fo:font-style="normal" fo:font-weight="bold" officeooo:rsid="00150354" officeooo:paragraph-rsid="00150354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c7f5" officeooo:paragraph-rsid="0006c7f5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13a1cf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120276"/>
    </style:style>
    <style:style style:name="P3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fo:font-weight="normal" officeooo:rsid="000636c7" officeooo:paragraph-rsid="0013a1cf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c7f5" officeooo:paragraph-rsid="0006c7f5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d1ed" officeooo:paragraph-rsid="0006d1ed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832d6" officeooo:paragraph-rsid="000832d6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4248" officeooo:paragraph-rsid="000b4248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4248" officeooo:paragraph-rsid="000b5414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b5414" officeooo:paragraph-rsid="000b5414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bold" officeooo:rsid="0006c7f5" officeooo:paragraph-rsid="0006c7f5" fo:background-color="transparent" style:font-size-asian="10.5pt" style:font-weight-asian="bold" style:font-size-complex="12pt" style:font-weight-complex="bold"/>
    </style:style>
    <style:style style:name="P3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fo:letter-spacing="normal" officeooo:paragraph-rsid="000b4248"/>
    </style:style>
    <style:style style:name="P3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fo:letter-spacing="normal" officeooo:rsid="000b5414" officeooo:paragraph-rsid="000b5414"/>
    </style:style>
    <style:style style:name="P40" style:family="paragraph" style:parent-style-name="Standard" style:list-style-name="L2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06d1ed" officeooo:paragraph-rsid="0006d1e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S hne" fo:font-size="12pt" fo:letter-spacing="normal" fo:font-style="normal" fo:font-weight="normal" officeooo:rsid="000b4248" officeooo:paragraph-rsid="00194fb2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S hne" fo:font-size="12pt" fo:letter-spacing="normal" fo:font-style="normal" fo:font-weight="normal" officeooo:rsid="00194fb2" officeooo:paragraph-rsid="00194fb2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S hne" fo:font-size="12pt" fo:letter-spacing="normal" fo:font-style="normal" fo:font-weight="normal" officeooo:rsid="001c5222" officeooo:paragraph-rsid="001c5222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b559e" officeooo:paragraph-rsid="001b559e"/>
    </style:style>
    <style:style style:name="P45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loext:opacity="100%" style:font-name="Arial" fo:font-size="12pt" fo:letter-spacing="normal" fo:font-style="normal" fo:font-weight="normal" officeooo:rsid="001be7fa" officeooo:paragraph-rsid="001be7fa"/>
    </style:style>
    <style:style style:name="P46" style:family="paragraph" style:parent-style-name="Text_20_body" style:list-style-name="L5">
      <style:paragraph-properties fo:text-align="start" style:justify-single-word="false"/>
      <style:text-properties fo:font-variant="normal" fo:text-transform="none" fo:color="#000000" loext:opacity="100%" style:font-name="S hne1" fo:letter-spacing="normal" fo:font-style="normal" fo:font-weight="normal" officeooo:rsid="000cd36f" officeooo:paragraph-rsid="000cd36f" style:font-style-asian="normal" style:font-weight-asian="normal" style:font-style-complex="normal" style:font-weight-complex="normal"/>
    </style:style>
    <style:style style:name="T1" style:family="text">
      <style:text-properties officeooo:rsid="0006c7f5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36c7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06c7f5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S hne" fo:font-size="12pt" fo:letter-spacing="normal" fo:font-style="normal" fo:font-weight="normal" officeooo:rsid="00120276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S hne" fo:letter-spacing="normal" fo:font-style="normal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S hne" fo:letter-spacing="normal" fo:font-style="normal" fo:font-weight="bold" fo:background-color="transparent" loext:char-shading-value="0" style:font-weight-asian="bold" style:font-weight-complex="bold"/>
    </style:style>
    <style:style style:name="T7" style:family="text">
      <style:text-properties fo:color="#000000" loext:opacity="100%" style:text-line-through-style="none" style:text-line-through-type="none" fo:background-color="transparent" loext:char-shading-value="0"/>
    </style:style>
    <style:style style:name="T8" style:family="text">
      <style:text-properties fo:color="#000000" loext:opacity="100%" style:text-line-through-style="none" style:text-line-through-type="none" officeooo:rsid="0006d1ed" fo:background-color="transparent" loext:char-shading-value="0"/>
    </style:style>
    <style:style style:name="T9" style:family="text">
      <style:text-properties fo:color="#000000" loext:opacity="100%" style:text-line-through-style="none" style:text-line-through-type="none" fo:background-color="transparent" loext:char-shading-value="0" style:font-style-asian="normal" style:font-style-complex="normal"/>
    </style:style>
    <style:style style:name="T10" style:family="text">
      <style:text-properties fo:color="#000000" loext:opacity="100%" style:text-line-through-style="none" style:text-line-through-type="none" officeooo:rsid="000636c7" fo:background-color="transparent" loext:char-shading-value="0"/>
    </style:style>
    <style:style style:name="T11" style:family="text">
      <style:text-properties fo:color="#000000" loext:opacity="100%" style:text-line-through-style="none" style:text-line-through-type="none" officeooo:rsid="00104391" fo:background-color="transparent" loext:char-shading-value="0"/>
    </style:style>
    <style:style style:name="T12" style:family="text">
      <style:text-properties fo:color="#000000" loext:opacity="100%" style:text-line-through-style="none" style:text-line-through-type="none" officeooo:rsid="00206543" fo:background-color="transparent" loext:char-shading-value="0"/>
    </style:style>
    <style:style style:name="T13" style:family="text">
      <style:text-properties fo:color="#000000" loext:opacity="100%" style:text-line-through-style="none" style:text-line-through-type="none" fo:font-style="italic" fo:background-color="transparent" loext:char-shading-value="0" style:font-style-asian="italic" style:font-style-complex="italic"/>
    </style:style>
    <style:style style:name="T14" style:family="text">
      <style:text-properties fo:color="#000000" loext:opacity="100%" style:text-line-through-style="none" style:text-line-through-type="none" fo:font-weight="bold" fo:background-color="transparent" loext:char-shading-value="0" style:font-weight-asian="bold" style:font-weight-complex="bold"/>
    </style:style>
    <style:style style:name="T15" style:family="text">
      <style:text-properties fo:color="#000000" loext:opacity="100%" style:text-line-through-style="none" style:text-line-through-type="none" fo:font-weight="bold" officeooo:rsid="000636c7" fo:background-color="transparent" loext:char-shading-value="0" style:font-weight-asian="bold" style:font-weight-complex="bold"/>
    </style:style>
    <style:style style:name="T16" style:family="text">
      <style:text-properties fo:color="#000000" loext:opacity="100%" style:text-line-through-style="none" style:text-line-through-type="none" fo:font-weight="bold" officeooo:rsid="0006c7f5" fo:background-color="transparent" loext:char-shading-value="0" style:font-weight-asian="bold" style:font-weight-complex="bold"/>
    </style:style>
    <style:style style:name="T17" style:family="text">
      <style:text-properties fo:color="#000000" loext:opacity="100%" style:text-line-through-style="none" style:text-line-through-type="none" fo:font-weight="bold" officeooo:rsid="000832d6" fo:background-color="transparent" loext:char-shading-value="0" style:font-weight-asian="bold" style:font-weight-complex="bold"/>
    </style:style>
    <style:style style:name="T18" style:family="text">
      <style:text-properties officeooo:rsid="000b4248"/>
    </style:style>
    <style:style style:name="T19" style:family="text">
      <style:text-properties fo:color="#374151" loext:opacity="100%" style:text-line-through-style="none" style:text-line-through-type="none" style:font-name="S hne" fo:font-size="12pt" fo:font-style="normal" fo:font-weight="normal" officeooo:rsid="000b4248" fo:background-color="transparent" loext:char-shading-value="0" style:font-size-asian="10.5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S hne" fo:font-size="12pt" fo:font-style="normal" fo:font-weight="normal" fo:background-color="transparent" loext:char-shading-value="0" style:font-size-asian="10.5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S hne" fo:font-size="12pt" fo:font-style="normal" fo:font-weight="normal" officeooo:rsid="000b4248" fo:background-color="transparent" loext:char-shading-value="0" style:font-size-asian="10.5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S hne" fo:font-size="12pt" fo:font-style="normal" fo:font-weight="normal" officeooo:rsid="00104391" fo:background-color="transparent" loext:char-shading-value="0" style:font-size-asian="10.5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S hne" fo:font-size="12pt" fo:font-style="normal" fo:font-weight="normal" officeooo:rsid="0013a1cf" fo:background-color="transparent" loext:char-shading-value="0" style:font-size-asian="10.5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S hne" fo:font-size="12pt" fo:background-color="transparent" loext:char-shading-value="0" style:font-size-asian="10.5pt" style:font-size-complex="12pt"/>
    </style:style>
    <style:style style:name="T25" style:family="text">
      <style:text-properties style:text-line-through-style="none" style:text-line-through-type="none" style:font-name="S hne" fo:font-size="12pt" officeooo:rsid="000cd36f" fo:background-color="transparent" loext:char-shading-value="0" style:font-size-asian="10.5pt" style:font-size-complex="12pt"/>
    </style:style>
    <style:style style:name="T26" style:family="text">
      <style:text-properties style:text-line-through-style="none" style:text-line-through-type="none" style:font-name="S hne" fo:font-size="12pt" fo:background-color="transparent" loext:char-shading-value="0" style:font-size-asian="12pt" style:font-size-complex="12pt"/>
    </style:style>
    <style:style style:name="T27" style:family="text">
      <style:text-properties style:text-line-through-style="none" style:text-line-through-type="none" style:font-name="S hne" fo:font-size="12pt" officeooo:rsid="000b4248" fo:background-color="transparent" loext:char-shading-value="0" style:font-size-asian="12pt" style:font-size-complex="12pt"/>
    </style:style>
    <style:style style:name="T28" style:family="text">
      <style:text-properties style:text-line-through-style="none" style:text-line-through-type="none" style:font-name="S hne" fo:background-color="transparent" loext:char-shading-value="0" style:font-size-asian="10.5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S hne" officeooo:rsid="000b4248" fo:background-color="transparent" loext:char-shading-value="0" style:font-size-asian="10.5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S hne" officeooo:rsid="0015942c" fo:background-color="transparent" loext:char-shading-value="0" style:font-size-asian="10.5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S hne" officeooo:rsid="00159cc8" fo:background-color="transparent" loext:char-shading-value="0" style:font-size-asian="10.5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S hne" officeooo:rsid="00168402" fo:background-color="transparent" loext:char-shading-value="0" style:font-size-asian="10.5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S hne" officeooo:rsid="00185793" fo:background-color="transparent" loext:char-shading-value="0" style:font-size-asian="10.5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S hne" officeooo:rsid="00194fb2" fo:background-color="transparent" loext:char-shading-value="0" style:font-size-asian="10.5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S hne" officeooo:rsid="001be7fa" fo:background-color="transparent" loext:char-shading-value="0" style:font-size-asian="10.5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S hne" officeooo:rsid="001c5222" fo:background-color="transparent" loext:char-shading-value="0" style:font-size-asian="10.5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S hne" officeooo:rsid="001dc53f" fo:background-color="transparent" loext:char-shading-value="0" style:font-size-asian="10.5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S hne" officeooo:rsid="001e31d8" fo:background-color="transparent" loext:char-shading-value="0" style:font-size-asian="10.5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S hne" officeooo:rsid="001f5fe9" fo:background-color="transparent" loext:char-shading-value="0" style:font-size-asian="10.5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S hne" officeooo:rsid="00206543" fo:background-color="transparent" loext:char-shading-value="0" style:font-size-asian="10.5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S hne" officeooo:rsid="002113af" fo:background-color="transparent" loext:char-shading-value="0" style:font-size-asian="10.5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S hne" officeooo:rsid="000b4248" fo:background-color="transparent" loext:char-shading-value="0"/>
    </style:style>
    <style:style style:name="T43" style:family="text">
      <style:text-properties style:text-line-through-style="none" style:text-line-through-type="none" style:font-name="S hne" fo:font-style="italic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text-line-through-style="none" style:text-line-through-type="none" style:font-name="S hne" fo:font-style="italic" officeooo:rsid="001c5222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officeooo:rsid="000cd36f"/>
    </style:style>
    <style:style style:name="T46" style:family="text">
      <style:text-properties officeooo:rsid="000eb5d2"/>
    </style:style>
    <style:style style:name="T47" style:family="text">
      <style:text-properties officeooo:rsid="00104391"/>
    </style:style>
    <style:style style:name="T48" style:family="text">
      <style:text-properties officeooo:rsid="000636c7"/>
    </style:style>
    <style:style style:name="T49" style:family="text">
      <style:text-properties officeooo:rsid="0013a1cf"/>
    </style:style>
    <style:style style:name="T50" style:family="text">
      <style:text-properties fo:color="#ff4000" loext:opacity="100%"/>
    </style:style>
    <style:style style:name="T51" style:family="text">
      <style:text-properties officeooo:rsid="0012ad10"/>
    </style:style>
    <style:style style:name="T52" style:family="text">
      <style:text-properties officeooo:rsid="0015035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591in" fo:text-indent="-0.25in" fo:margin-left="0.6591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9091in" fo:text-indent="-0.25in" fo:margin-left="0.909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591in" fo:text-indent="-0.25in" fo:margin-left="1.159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091in" fo:text-indent="-0.25in" fo:margin-left="1.409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591in" fo:text-indent="-0.25in" fo:margin-left="1.659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091in" fo:text-indent="-0.25in" fo:margin-left="1.909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591in" fo:text-indent="-0.25in" fo:margin-left="2.159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091in" fo:text-indent="-0.25in" fo:margin-left="2.409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591in" fo:text-indent="-0.25in" fo:margin-left="2.659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091in" fo:text-indent="-0.25in" fo:margin-left="2.9091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INARSKI RAD IZ AUTOMATSKOG REZONOVANJA</text:p>
      <text:p text:style-name="P1"/>
      <text:p text:style-name="P3">-Implemenatacija DP procedure za iskaznu logiku-</text:p>
      <text:p text:style-name="P3"/>
      <text:p text:style-name="P6">Davis-Putnam <text:span text:style-name="T1">procedura</text:span> je metod za rešavanje problema zadovoljivosti <text:span text:style-name="T45">KNF formula </text:span>(SAT problema). <text:span text:style-name="T1">DP procedura je zasnovana na pravilu rezolucije.</text:span></text:p>
      <text:p text:style-name="P6"/>
      <text:p text:style-name="P12"><text:span text:style-name="T49">Koraci izvršavanja algoritma</text:span><text:span text:style-name="T48">: </text:span></text:p>
      <text:list xml:id="list2420601856" text:style-name="L1">
        <text:list-item>
          <text:p text:style-name="P28"><text:span text:style-name="T4">b</text:span><text:span text:style-name="T2">rišemo tautologične klaze (inače imamo beskonačnu rekurziju),</text:span></text:p>
        </text:list-item>
        <text:list-item>
          <text:p text:style-name="P30">dokle god nije F prazna ili F ne sadrži prauznu klauzu,</text:p>
          <text:list>
            <text:list-item>
              <text:p text:style-name="P28"><text:span text:style-name="T4">p</text:span><text:span text:style-name="T2">ropagacija jedini</text:span><text:span text:style-name="T3">č</text:span><text:span text:style-name="T2">nih klauza (engl. unit propagation),</text:span></text:p>
            </text:list-item>
            <text:list-item>
              <text:p text:style-name="P29"><text:span text:style-name="T2">eliminacija ’’</text:span><text:span text:style-name="T3">č</text:span><text:span text:style-name="T2">istih” literala (engl. pure literal) </text:span><text:span text:style-name="T3">I</text:span></text:p>
            </text:list-item>
            <text:list-item>
              <text:p text:style-name="P29"><text:span text:style-name="T2">eliminacija promenljive (engl. variable elimination</text:span><text:span text:style-name="T4">).</text:span></text:p>
            </text:list-item>
          </text:list>
        </text:list-item>
      </text:list>
      <text:p text:style-name="P7"/>
      <text:p text:style-name="P7"/>
      <text:p text:style-name="P27"><text:span text:style-name="T5"><text:tab/></text:span><text:span text:style-name="T6">Propagacija jediničnih klauza</text:span></text:p>
      <text:p text:style-name="P37"/>
      <text:p text:style-name="P19"><text:span text:style-name="T49">P</text:span>ropagacija jediničnih klauza zasniva na pravilima 1 or A = 1 i 0 or A = A.</text:p>
      <text:p text:style-name="P4"><text:span text:style-name="T7">Kada se u formuli nalazi klauza koja sadrži samo jedan literal, naziva se jedinična klauza. Propagacija jedinične klauze </text:span><text:span text:style-name="T8">podrazumeva odre</text:span><text:span text:style-name="T12">đ</text:span><text:span text:style-name="T8">ivanje takvih klauza I propagiranje literala kroz ostale klauze. </text:span></text:p>
      <text:p text:style-name="P8">Procedura se realizuje:</text:p>
      <text:list xml:id="list3506439723" text:style-name="L2">
        <text:list-item>
          <text:p text:style-name="P40"><text:span text:style-name="T7">Odredimo klauze koje imaju samo jedan literal</text:span><text:span text:style-name="T13"> </text:span><text:span text:style-name="T9">L</text:span><text:span text:style-name="T7">– kako nemaju ni jedan drugi literal neophodno je da je on ta</text:span><text:span text:style-name="T11">č</text:span><text:span text:style-name="T7">an,</text:span></text:p>
        </text:list-item>
        <text:list-item>
          <text:p text:style-name="P32">propagiramo kroz ostale klauze – tamo gde se pojavljuje literal L tu klauzu mozemo da uklonimo, tamo gde se pojavljuje suprotnog polariteta uklanjamo samo literal iz klauze.</text:p>
        </text:list-item>
      </text:list>
      <text:p text:style-name="P8"/>
      <text:p text:style-name="P5"><text:span text:style-name="T7"><text:tab/></text:span><text:span text:style-name="T14">Eliminacija </text:span><text:span text:style-name="T15">’’</text:span><text:span text:style-name="T16">č</text:span><text:span text:style-name="T15">istih”</text:span><text:span text:style-name="T10"> <text:s/></text:span><text:span text:style-name="T14">literala</text:span></text:p>
      <text:p text:style-name="P20"/>
      <text:p text:style-name="P8">Kada se u formuli neki literal javlja samo u svojoj pozitivnoj ili negativnoj formi <text:span text:style-name="T47">(</text:span>ne i u suprotnoj formi<text:span text:style-name="T47">)</text:span> taj literal se naziva čisti literal. Eliminacija čistih literala se odnosi na proces uklanjanja svih klauza koje sadrže te čiste litr<text:span text:style-name="T49">a</text:span>le iz formule.</text:p>
      <text:p text:style-name="P8"/>
      <text:p text:style-name="P5"><text:span text:style-name="T7"><text:tab/></text:span><text:span text:style-name="T17">Eliminacija promenljive</text:span></text:p>
      <text:p text:style-name="P15"/>
      <text:p text:style-name="P9">Kada nije moguće primeniti ni propagaciju jedinicne klauze, ni eliminaciju čistih literala neophodno je odrediti jedan literal po kome ćemo vršiti rezoluciju. </text:p>
      <text:p text:style-name="P9"><text:s/>Rezolucija se vrši <text:span text:style-name="T46">kroz sledeći niz koraka</text:span>:</text:p>
      <text:list xml:id="list702495214" text:style-name="L3">
        <text:list-item>
          <text:p text:style-name="P33">Odaberemo literal <text:span text:style-name="T18">L</text:span>,</text:p>
        </text:list-item>
        <text:list-item>
          <text:p text:style-name="P34">Odredimo sve klauze koje sadrže L – allClauseContainL,</text:p>
        </text:list-item>
        <text:list-item>
          <text:p text:style-name="P34">Odredimo sve klauze koje sadrže ~L - allClauseContainNotL,</text:p>
        </text:list-item>
        <text:list-item>
          <text:p text:style-name="P38"><text:span text:style-name="T21">Vr</text:span><text:span text:style-name="T22">š</text:span><text:span text:style-name="T21">imo rezoluciju za sv</text:span><text:span text:style-name="T23">a</text:span><text:span text:style-name="T21">k</text:span><text:span text:style-name="T23">e </text:span><text:span text:style-name="T21">dve klauze (c1, c2), gde c1</text:span><text:span text:style-name="T19">∈</text:span><text:span text:style-name="T21"> allClauseContainL, c2</text:span><text:span text:style-name="T19">∈</text:span><text:span text:style-name="T21">allCLauseContaintNotL,</text:span></text:p>
        </text:list-item>
        <text:list-item>
          <text:p text:style-name="P36">Ubacimo u skup svih klauza klauze koje su nast<text:span text:style-name="T49">a</text:span>le kao rezultat rezolucije,</text:p>
        </text:list-item>
        <text:list-item>
          <text:p text:style-name="P39"><text:span text:style-name="T20">Izbri</text:span><text:span text:style-name="T22">š</text:span><text:span text:style-name="T20">emo iz skupa svih klauza klauze koje se nalaze u skupovima </text:span><text:span text:style-name="T21">allClauseContainL </text:span><text:span text:style-name="T20">I <text:s/></text:span><text:span text:style-name="T21">allCLauseContaintNotL.</text:span></text:p>
        </text:list-item>
      </text:list>
      <text:p text:style-name="P35"/>
      <text:p text:style-name="P35"/>
      <text:p text:style-name="P35"/>
      <text:p text:style-name="P35"/>
      <text:p text:style-name="P26"><text:soft-page-break/><text:span text:style-name="T42"><text:tab/></text:span><text:span text:style-name="T27">I</text:span><text:span text:style-name="T26">mplementacija</text:span></text:p>
      <text:p text:style-name="P41"/>
      <text:p text:style-name="P23"><text:span text:style-name="T37">CNF (NormalForm) je </text:span><text:span text:style-name="T30"><text:s/>implementiran</text:span><text:span text:style-name="T37">a</text:span><text:span text:style-name="T30"> kao</text:span><text:span text:style-name="T29"> list</text:span><text:span text:style-name="T30">a</text:span><text:span text:style-name="T29"> </text:span><text:span text:style-name="T33">klauza</text:span><text:span text:style-name="T29">. </text:span><text:span text:style-name="T33">Klauzu implementiramo kao skup.</text:span><text:span text:style-name="T29"> </text:span><text:span text:style-name="T31">Funkcija koja </text:span><text:span text:style-name="T32">sprovodi implementaciju DP procedure je bool davis_putnam (NormalForm&amp; cnf)</text:span><text:span text:style-name="T29">. <text:s/></text:span><text:span text:style-name="T33">Ulaz je formula iskazne logike u KNF, izlaz je </text:span><text:span text:style-name="T39">t</text:span><text:span text:style-name="T33">rue (SAT) ili </text:span><text:span text:style-name="T39">f</text:span><text:span text:style-name="T33">alse (UNSAT). </text:span></text:p>
      <text:p text:style-name="P23"><text:span text:style-name="T33">Na početku algoritma za svaku klauzu pozovemo funkciju remove_tautology_clause, koja brise </text:span><text:span text:style-name="T34">klauzu ako je tautologična I vraća iterator na </text:span><text:span text:style-name="T39">sledeću </text:span><text:span text:style-name="T34">klauzu koju treba obraditi. </text:span></text:p>
      <text:p text:style-name="P42"/>
      <text:p text:style-name="P24"><text:span text:style-name="T34">U </text:span><text:span text:style-name="T28">beskonačnoj petlji izvršavamo:</text:span></text:p>
      <text:list xml:id="list773992631" text:style-name="L4">
        <text:list-item>
          <text:p text:style-name="P44"><text:span text:style-name="T43">Propagaciju jedinične klauze</text:span><text:span text:style-name="T28"> </text:span><text:span text:style-name="T35">realizujemo</text:span><text:span text:style-name="T28"> tako što nalzimo klauze veličine 1, </text:span><text:span text:style-name="T41">neka je literal sadržan u toj klauzi L. F</text:span><text:span text:style-name="T28">unkcijom unit_propagation </text:span><text:span text:style-name="T41">iz cnf </text:span><text:span text:style-name="T35">b</text:span><text:span text:style-name="T41">rišemo sve kauze koje sadrže L, I uklanjamo iz svih klauza literal ~L.</text:span></text:p>
        </text:list-item>
        <text:list-item>
          <text:p text:style-name="P45"><text:span text:style-name="T43">Eliminaciju čistih literala</text:span><text:span text:style-name="T28"> realizujemo tako </text:span><text:span text:style-name="T39">š</text:span><text:span text:style-name="T28">to funkcijom findPureLiterals nađemo sve literale u jednom polaritetu I sme</text:span><text:span text:style-name="T39">š</text:span><text:span text:style-name="T28">tamo ih u skup </text:span><text:span text:style-name="T32">allLiteral.</text:span><text:span text:style-name="T28"> </text:span><text:span text:style-name="T39">Nakon toga </text:span><text:span text:style-name="T28">uklanjamo sve klauze koje sadrze neki od literala iz allLiteral.</text:span></text:p>
        </text:list-item>
        <text:list-item>
          <text:p text:style-name="P45"><text:span text:style-name="T43">Proveravamo uslove za izlaz iz petlje</text:span><text:span text:style-name="T28">: ako smo izveli praznu klauzu vratimo false, ako smo </text:span><text:span text:style-name="T39">izbrisali</text:span><text:span text:style-name="T28"> sve klauze iz cnf vratimo true.</text:span></text:p>
        </text:list-item>
        <text:list-item>
          <text:p text:style-name="P45"><text:span text:style-name="T36">Na kraju iteracije petlje </text:span><text:span text:style-name="T44">eliminišemo promenljivu.</text:span><text:span text:style-name="T36"> Uzimamo prvu u prvoj klauzi, odredimo dva skupa klauza koje sarže promenljivu u pozitivnom I negativnom obliku (tmp1, tmp2), izvršimo resolveClauses za svake dve klauze uz tmp1 I tmp2 redom, izbrisemo iz cnf sve elemente tmp1 I tmp2. </text:span><text:span text:style-name="T39">B</text:span><text:span text:style-name="T36">risanje jedne klauze je vremenske složenosti O(1), jer smo koristili funkciju erase za iterator I cnf je implementir</text:span><text:span text:style-name="T39">a</text:span><text:span text:style-name="T36">n preko liste.</text:span></text:p>
        </text:list-item>
      </text:list>
      <text:p text:style-name="P43"/>
      <text:p text:style-name="P25"><text:span text:style-name="T28">Ostaje još da pojasnimo pomoć</text:span><text:span text:style-name="T37">nu </text:span><text:span text:style-name="T28">funkcij</text:span><text:span text:style-name="T37">u resolveClauses. Ona je implementirana tako da prima cnf, c1, c2 I L. </text:span><text:span text:style-name="T38">Pretpostavlja</text:span><text:span text:style-name="T40">mo</text:span><text:span text:style-name="T38"> da je c1 klauza koja sadrži L, c2 klauza koja sadrži ~L. Pro</text:span><text:span text:style-name="T40">đ</text:span><text:span text:style-name="T38">emo sve literale iz c1 I ubacimo u novi skup sve osim L, pro</text:span><text:span text:style-name="T40">đ</text:span><text:span text:style-name="T38">emo kroz sve literale iz c2 ubacimo sve literale osim ~L. Na kraju samo proverimo da li je klauza tautologija, ako nije ubacimo je u cnf. </text:span></text:p>
      <text:p text:style-name="P41"/>
      <text:p text:style-name="P10"/>
      <text:p text:style-name="P16"><text:tab/>Pokretanje programa</text:p>
      <text:p text:style-name="P10"/>
      <text:p text:style-name="P10">Program se prevodi komandom:</text:p>
      <text:p text:style-name="P10"/>
      <text:p text:style-name="P11">$g++ <text:s/>-std=c++<text:span text:style-name="T52">17</text:span> -<text:span text:style-name="T51">o</text:span><text:span text:style-name="T50"> <text:s/></text:span>izvrsni main.cp<text:span text:style-name="T49">p</text:span></text:p>
      <text:p text:style-name="P18"/>
      <text:p text:style-name="P13">Za izvr<text:span text:style-name="T47">š</text:span>avanje programa potreban je fajl u kom je sme<text:span text:style-name="T47">š</text:span>tena formula u DIMACS formatu (npr in.txt). Program se izvr<text:span text:style-name="T47">š</text:span>ava komandom:</text:p>
      <text:p text:style-name="P13"/>
      <text:p text:style-name="P13">$./izvrsni in.txt</text:p>
      <text:p text:style-name="P13"/>
      <text:p text:style-name="P13">Rezult<text:span text:style-name="T47">a</text:span>t se ispisuje na standardni ulaz. Moguće je preusmeriti izlaz u fajl komandom:</text:p>
      <text:p text:style-name="P13"/>
      <text:p text:style-name="P21"><text:span text:style-name="T24">$./izvrsni in.txt &gt; </text:span><text:span text:style-name="T25">out.txt</text:span></text:p>
      <text:p text:style-name="P14"/>
      <text:p text:style-name="P14"/>
      <text:p text:style-name="P17"><text:soft-page-break/><text:tab/>Više o DIMACS formatu</text:p>
      <text:p text:style-name="P17"/>
      <text:p text:style-name="P14">DIMACS CNF predstavlja standardni format zapisa KNF formula u tekstualne datoteke. Koristi se kao ulaz SAT rešavača.</text:p>
      <text:p text:style-name="P14"/>
      <text:p text:style-name="P22">Osnovne karkteristike DIMACS formata:</text:p>
      <text:list xml:id="list3505784769" text:style-name="L5">
        <text:list-item>
          <text:p text:style-name="P46">Komentari: Linije koje počinju sa znakom 'c' koriste se za komentare i ne utiču na samu formulu. Ovi komentari se često koriste za opisivanje problema ili dodatne informacije.</text:p>
        </text:list-item>
        <text:list-item>
          <text:p text:style-name="P46">Specifikacija: Linija koja počinje sa znakom 'p' se koristi za specificiranje problema. Nakon 'p' se navodi informacija o broju promenljivih, broju klauza i drugim relevantnim informacijama. Na primer, "p cnf 100 450" označava da je problem u konjunktivnoj normalnoj formi (cnf) sa 100 promenljivih i 450 klauza.</text:p>
        </text:list-item>
        <text:list-item>
          <text:p text:style-name="P46">Klauze: Linije koje predstavljaju klauze sadrže literale odvojene razmakom ili tabulatorom, a klauze se završavaju nulom (0) koja označava kraj klauze. Svaki literal je broj koji predstavlja promenljivu, a negativan broj označava negaciju te promenljive. Na primer, klauza (x1 ∨ ¬x2 ∨ x3) bi se predstavila kao "1 -2 3 0" u DIMACS formatu.</text:p>
        </text:list-item>
        <text:list-item>
          <text:p text:style-name="P46">Numeracija promenljivih: Promenljive se numerišu pozitivnim celim brojevima, pri čemu 1 predstavlja prvu promenljivu, 2 drugu promenljivu, itd. Negacije promenljivih se označavaju negativnim brojevim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 hne1" svg:font-family="'S hne', ui-sans-serif, system-ui, apple-system, 'Segoe UI', Roboto, Ubuntu, Cantarell, 'Noto Sans', sans-serif, 'Helvetica Neue', Arial, 'Apple Color Emoji', 'Segoe UI Emoji', 'Segoe UI Symbol', 'Noto Color Emoji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1:35:05.417107503</meta:creation-date>
    <dc:date>2023-06-24T20:17:32.226895828</dc:date>
    <meta:editing-duration>PT7H26M3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49" meta:word-count="835" meta:character-count="5524" meta:non-whitespace-character-count="4738"/>
  </office:meta>
</office:document-meta>
</file>